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" style:family="table-cell" style:parent-style-name="Default" style:data-style-name="N31"/>
    <style:style style:name="ce2" style:family="table-cell" style:parent-style-name="Default" style:data-style-name="N31">
      <style:table-cell-properties fo:background-color="#ccff66"/>
    </style:style>
    <style:style style:name="ce3" style:family="table-cell" style:parent-style-name="Default" style:data-style-name="N31">
      <style:table-cell-properties fo:background-color="#00ccff"/>
    </style:style>
    <style:style style:name="ce4" style:family="table-cell" style:parent-style-name="Default" style:data-style-name="N31">
      <style:table-cell-properties fo:background-color="#00ccff"/>
      <style:text-properties style:use-window-font-color="true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achelorarb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getan</text:p>
          </table:table-cell>
          <table:table-cell table:number-columns-repeated="2"/>
          <table:table-cell office:value-type="string" calcext:value-type="string">
            <text:p>insg.</text:p>
          </table:table-cell>
          <table:table-cell table:number-columns-repeated="2"/>
        </table:table-row>
        <table:table-row table:style-name="ro1">
          <table:table-cell office:value-type="date" office:date-value="2020-04-01" calcext:value-type="date">
            <text:p>Mi 01.Apr 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nsum 12 CP</text:p>
          </table:table-cell>
          <table:table-cell table:formula="of:=12*30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date" office:date-value="2020-04-02" calcext:value-type="date">
            <text:p>Do 02.Apr 20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string" calcext:value-type="string">
            <text:p>getan</text:p>
          </table:table-cell>
          <table:table-cell table:formula="of:=SUM([.B3:.B124])" office:value-type="float" office:value="29.78" calcext:value-type="float">
            <text:p>29,78</text:p>
          </table:table-cell>
          <table:table-cell table:number-columns-repeated="2"/>
        </table:table-row>
        <table:table-row table:style-name="ro1">
          <table:table-cell office:value-type="date" office:date-value="2020-04-03" calcext:value-type="date">
            <text:p>Fr 03.Apr 2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über</text:p>
          </table:table-cell>
          <table:table-cell table:formula="of:=[.E3]-[.E4]" office:value-type="float" office:value="330.22" calcext:value-type="float">
            <text:p>330,2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4" calcext:value-type="date">
            <text:p>Sa 04.Apr 2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age</text:p>
          </table:table-cell>
          <table:table-cell table:formula="of:=DAYS(&quot;30.07.2020&quot;;TODAY()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05" calcext:value-type="date">
            <text:p>So 05.Apr 2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age ohne Wochenende/Feiertag</text:p>
          </table:table-cell>
          <table:table-cell table:formula="of:=[.E6]-30-4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date" office:date-value="2020-04-06" calcext:value-type="date">
            <text:p>Mo 06.Apr 20</text:p>
          </table:table-cell>
          <table:table-cell office:value-type="float" office:value="3.83" calcext:value-type="float">
            <text:p>3,83</text:p>
          </table:table-cell>
          <table:table-cell table:number-columns-repeated="3"/>
          <table:table-cell table:style-name="ce7" table:formula="of:=[.E5]/[.E6]" office:value-type="float" office:value="3.11528301886792" calcext:value-type="float">
            <text:p>3,12</text:p>
          </table:table-cell>
          <table:table-cell office:value-type="string" calcext:value-type="string">
            <text:p>zu tun pro Tag</text:p>
          </table:table-cell>
        </table:table-row>
        <table:table-row table:style-name="ro1">
          <table:table-cell office:value-type="date" office:date-value="2020-04-07" calcext:value-type="date">
            <text:p>Di 07.Apr 20</text:p>
          </table:table-cell>
          <table:table-cell table:formula="of:=3.5+1" office:value-type="float" office:value="4.5" calcext:value-type="float">
            <text:p>4,5</text:p>
          </table:table-cell>
          <table:table-cell table:number-columns-repeated="3"/>
          <table:table-cell table:style-name="ce7" table:formula="of:=[.E5]/[.E7]" office:value-type="float" office:value="4.58638888888889" calcext:value-type="float">
            <text:p>4,59</text:p>
          </table:table-cell>
          <table:table-cell office:value-type="string" calcext:value-type="string">
            <text:p>zu tun pro Werktag</text:p>
          </table:table-cell>
        </table:table-row>
        <table:table-row table:style-name="ro1">
          <table:table-cell office:value-type="date" office:date-value="2020-04-08" calcext:value-type="date">
            <text:p>Mi 08.Apr 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0-04-09" calcext:value-type="date">
            <text:p>Do 09.Apr 20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table:style-name="ce3" office:value-type="date" office:date-value="2020-04-10" calcext:value-type="date">
            <text:p>Fr 10.Apr 20</text:p>
          </table:table-cell>
          <table:table-cell table:style-name="ce6"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Sa 11.Apr 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So 12.Apr 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date" office:date-value="2020-04-13" calcext:value-type="date">
            <text:p>Mo 13.Apr 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0-04-14" calcext:value-type="date">
            <text:p>Di 14.Apr 20</text:p>
          </table:table-cell>
          <table:table-cell table:formula="of:=1.25+0.75+0.4+0.8+0.8+0.7" office:value-type="float" office:value="4.7" calcext:value-type="float">
            <text:p>4,7</text:p>
          </table:table-cell>
          <table:table-cell table:number-columns-repeated="5"/>
        </table:table-row>
        <table:table-row table:style-name="ro1">
          <table:table-cell office:value-type="date" office:date-value="2020-04-15" calcext:value-type="date">
            <text:p>Mi 15.Apr 20</text:p>
          </table:table-cell>
          <table:table-cell office:value-type="float" office:value="1.25" calcext:value-type="float">
            <text:p>1,25</text:p>
          </table:table-cell>
          <table:table-cell table:number-columns-repeated="5"/>
        </table:table-row>
        <table:table-row table:style-name="ro1">
          <table:table-cell office:value-type="date" office:date-value="2020-04-16" calcext:value-type="date">
            <text:p>Do 16.Apr 20</text:p>
          </table:table-cell>
          <table:table-cell table:number-columns-repeated="6"/>
        </table:table-row>
        <table:table-row table:style-name="ro1">
          <table:table-cell office:value-type="date" office:date-value="2020-04-17" calcext:value-type="date">
            <text:p>Fr 17.Apr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4-18" calcext:value-type="date">
            <text:p>Sa 18.Apr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So 19.Apr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4-20" calcext:value-type="date">
            <text:p>Mo 20.Apr 20</text:p>
          </table:table-cell>
          <table:table-cell table:number-columns-repeated="6"/>
        </table:table-row>
        <table:table-row table:style-name="ro1">
          <table:table-cell office:value-type="date" office:date-value="2020-04-21" calcext:value-type="date">
            <text:p>Di 21.Apr 20</text:p>
          </table:table-cell>
          <table:table-cell table:number-columns-repeated="6"/>
        </table:table-row>
        <table:table-row table:style-name="ro1">
          <table:table-cell office:value-type="date" office:date-value="2020-04-22" calcext:value-type="date">
            <text:p>Mi 22.Apr 20</text:p>
          </table:table-cell>
          <table:table-cell table:number-columns-repeated="6"/>
        </table:table-row>
        <table:table-row table:style-name="ro1">
          <table:table-cell office:value-type="date" office:date-value="2020-04-23" calcext:value-type="date">
            <text:p>Do 23.Apr 20</text:p>
          </table:table-cell>
          <table:table-cell table:number-columns-repeated="6"/>
        </table:table-row>
        <table:table-row table:style-name="ro1">
          <table:table-cell office:value-type="date" office:date-value="2020-04-24" calcext:value-type="date">
            <text:p>Fr 24.Apr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4-25" calcext:value-type="date">
            <text:p>Sa 25.Apr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So 26.Apr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4-27" calcext:value-type="date">
            <text:p>Mo 27.Apr 2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Di 28.Apr 20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Mi 29.Apr 20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Do 30.Apr 20</text:p>
          </table:table-cell>
          <table:table-cell table:number-columns-repeated="6"/>
        </table:table-row>
        <table:table-row table:style-name="ro1">
          <table:table-cell table:style-name="ce3" office:value-type="date" office:date-value="2020-05-01" calcext:value-type="date">
            <text:p>Fr 01.Mai 20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Sa 02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So 03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04" calcext:value-type="date">
            <text:p>Mo 04.Mai 20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Di 05.Mai 20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Mi 06.Mai 20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Do 07.Mai 2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Fr 08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9" calcext:value-type="date">
            <text:p>Sa 09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So 10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11" calcext:value-type="date">
            <text:p>Mo 11.Mai 20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Di 12.Mai 20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Mi 13.Mai 20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Do 14.Mai 20</text:p>
          </table:table-cell>
          <table:table-cell table:number-columns-repeated="6"/>
        </table:table-row>
        <table:table-row table:style-name="ro1">
          <table:table-cell office:value-type="date" office:date-value="2020-05-15" calcext:value-type="date">
            <text:p>Fr 15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16" calcext:value-type="date">
            <text:p>Sa 16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17" calcext:value-type="date">
            <text:p>So 17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18" calcext:value-type="date">
            <text:p>Mo 18.Mai 20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Di 19.Mai 20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Mi 20.Mai 20</text:p>
          </table:table-cell>
          <table:table-cell table:number-columns-repeated="6"/>
        </table:table-row>
        <table:table-row table:style-name="ro1">
          <table:table-cell table:style-name="ce3" office:value-type="date" office:date-value="2020-05-21" calcext:value-type="date">
            <text:p>Do 21.Mai 20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date" office:date-value="2020-05-22" calcext:value-type="date">
            <text:p>Fr 22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23" calcext:value-type="date">
            <text:p>Sa 23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24" calcext:value-type="date">
            <text:p>So 24.Mai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5-25" calcext:value-type="date">
            <text:p>Mo 25.Mai 20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Di 26.Mai 20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Mi 27.Mai 20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Do 28.Mai 2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Fr 29.Mai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30" calcext:value-type="date">
            <text:p>Sa 30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5-31" calcext:value-type="date">
            <text:p>So 31.Mai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3" office:value-type="date" office:date-value="2020-06-01" calcext:value-type="date">
            <text:p>Mo 01.Jun 20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date" office:date-value="2020-06-02" calcext:value-type="date">
            <text:p>Di 02.Jun 20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Mi 03.Jun 20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Do 04.Jun 20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Fr 05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06" calcext:value-type="date">
            <text:p>Sa 06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07" calcext:value-type="date">
            <text:p>So 07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08" calcext:value-type="date">
            <text:p>Mo 08.Jun 20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Di 09.Jun 20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Mi 10.Jun 20</text:p>
          </table:table-cell>
          <table:table-cell table:number-columns-repeated="6"/>
        </table:table-row>
        <table:table-row table:style-name="ro1">
          <table:table-cell table:style-name="ce4" office:value-type="date" office:date-value="2020-06-11" calcext:value-type="date">
            <text:p>Do 11.Jun 20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date" office:date-value="2020-06-12" calcext:value-type="date">
            <text:p>Fr 12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13" calcext:value-type="date">
            <text:p>Sa 13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14" calcext:value-type="date">
            <text:p>So 14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15" calcext:value-type="date">
            <text:p>Mo 15.Jun 20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Di 16.Jun 20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Mi 17.Jun 2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Do 18.Jun 20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Fr 19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20" calcext:value-type="date">
            <text:p>Sa 20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21" calcext:value-type="date">
            <text:p>So 21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22" calcext:value-type="date">
            <text:p>Mo 22.Jun 20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Di 23.Jun 20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Mi 24.Jun 20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Do 25.Jun 2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Fr 26.Jun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6-27" calcext:value-type="date">
            <text:p>Sa 27.Jun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6-28" calcext:value-type="date">
            <text:p>So 28.Jun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6-29" calcext:value-type="date">
            <text:p>Mo 29.Jun 20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Di 30.Jun 20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Mi 01.Jul 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Do 02.Jul 2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Fr 03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04" calcext:value-type="date">
            <text:p>Sa 04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05" calcext:value-type="date">
            <text:p>So 05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06" calcext:value-type="date">
            <text:p>Mo 06.Jul 20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Di 07.Jul 20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Mi 08.Jul 20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Do 09.Jul 20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Fr 10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11" calcext:value-type="date">
            <text:p>Sa 11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12" calcext:value-type="date">
            <text:p>So 12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13" calcext:value-type="date">
            <text:p>Mo 13.Jul 20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Di 14.Jul 20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Mi 15.Jul 20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Do 16.Jul 20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Fr 17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18" calcext:value-type="date">
            <text:p>Sa 18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19" calcext:value-type="date">
            <text:p>So 19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20" calcext:value-type="date">
            <text:p>Mo 20.Jul 20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Di 21.Jul 20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Mi 22.Jul 20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Do 23.Jul 20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Fr 24.Jul 20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7-25" calcext:value-type="date">
            <text:p>Sa 25.Jul 20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2" office:value-type="date" office:date-value="2020-07-26" calcext:value-type="date">
            <text:p>So 26.Jul 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date" office:date-value="2020-07-27" calcext:value-type="date">
            <text:p>Mo 27.Jul 20</text:p>
          </table:table-cell>
          <table:table-cell table:number-columns-repeated="6"/>
        </table:table-row>
        <table:table-row table:style-name="ro1">
          <table:table-cell office:value-type="date" office:date-value="2020-07-28" calcext:value-type="date">
            <text:p>Di 28.Jul 20</text:p>
          </table:table-cell>
          <table:table-cell table:number-columns-repeated="6"/>
        </table:table-row>
        <table:table-row table:style-name="ro1">
          <table:table-cell office:value-type="date" office:date-value="2020-07-29" calcext:value-type="date">
            <text:p>Mi 29.Jul 20</text:p>
          </table:table-cell>
          <table:table-cell table:number-columns-repeated="6"/>
        </table:table-row>
        <table:table-row table:style-name="ro1">
          <table:table-cell office:value-type="date" office:date-value="2020-07-30" calcext:value-type="date">
            <text:p>Do 30.Jul 20</text:p>
          </table:table-cell>
          <table:table-cell table:number-columns-repeated="6"/>
        </table:table-row>
        <table:table-row table:style-name="ro1">
          <table:table-cell office:value-type="date" office:date-value="2020-07-31" calcext:value-type="date">
            <text:p>Fr 31.Jul 20</text:p>
          </table:table-cell>
          <table:table-cell table:number-columns-repeated="6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.00.0000</text:date>, <text:time style:data-style-name="N2" text:time-value="08:59:37.1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4:14:01.707000000</meta:creation-date>
    <dc:date>2020-04-15T10:44:36.425000000</dc:date>
    <meta:editing-duration>P1DT4H23M47S</meta:editing-duration>
    <meta:editing-cycles>29</meta:editing-cycles>
    <meta:generator>LibreOffice/5.2.5.1$Windows_x86 LibreOffice_project/0312e1a284a7d50ca85a365c316c7abbf20a4d22</meta:generator>
    <meta:document-statistic meta:table-count="1" meta:cell-count="155" meta:object-count="0"/>
  </office:meta>
</office:document-meta>
</file>